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5B000000B8004DDB21AD9967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style:font-name="Ubuntu Mono" fo:font-size="12pt" fo:language="ru" fo:country="RU" officeooo:rsid="01663e3e" officeooo:paragraph-rsid="01667678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color="#c9211e" loext:opacity="100%" style:font-name="Ubuntu Mono" fo:font-size="10pt" fo:language="ru" fo:country="RU" officeooo:rsid="01a5f7d0" officeooo:paragraph-rsid="01783050" style:font-size-asian="10pt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667678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73216f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officeooo:rsid="01663e3e" officeooo:paragraph-rsid="0179a472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style="italic" officeooo:rsid="01663e3e" officeooo:paragraph-rsid="01667678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style="italic" officeooo:rsid="01663e3e" officeooo:paragraph-rsid="0179a47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weight="bold" officeooo:rsid="001b11c7" officeooo:paragraph-rsid="016bb53a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color="#000000" loext:opacity="100%" style:font-name="Ubuntu Mono" fo:font-size="12pt" fo:language="ru" fo:country="RU" fo:font-weight="bold" officeooo:rsid="001b11c7" officeooo:paragraph-rsid="017ee0d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7874in"/>
        </style:tab-stops>
      </style:paragraph-properties>
      <style:text-properties fo:color="#000000" loext:opacity="100%" style:font-name="Ubuntu Mono" fo:font-size="10pt" fo:language="ru" fo:country="RU" fo:font-weight="bold" officeooo:rsid="001b11c7" officeooo:paragraph-rsid="016bb53a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 Mono" fo:font-size="10pt" fo:language="ru" fo:country="RU" fo:font-style="normal" officeooo:rsid="013d012e" officeooo:paragraph-rsid="01667678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Ubuntu Mono" fo:font-size="12pt" fo:language="ru" fo:country="RU" officeooo:rsid="01663e3e" officeooo:paragraph-rsid="01667678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465a4" loext:opacity="100%" style:font-name="Ubuntu Mono" fo:font-size="12pt" fo:language="ru" fo:country="RU" officeooo:rsid="016b0708" officeooo:paragraph-rsid="016b0708" style:font-size-asian="12pt" style:font-size-complex="12pt"/>
    </style:style>
    <style:style style:name="P1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171efcc"/>
    </style:style>
    <style:style style:name="T3" style:family="text">
      <style:text-properties fo:font-weight="normal" officeooo:rsid="014ec1cc" style:font-weight-asian="normal" style:font-weight-complex="normal"/>
    </style:style>
    <style:style style:name="T4" style:family="text">
      <style:text-properties officeooo:rsid="016d15f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78836e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ize="11pt" fo:font-style="italic" officeooo:rsid="016a64a0" style:font-size-asian="11pt" style:font-style-asian="italic" style:font-size-complex="11pt" style:font-style-complex="italic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officeooo:rsid="016baf5b"/>
    </style:style>
    <style:style style:name="T11" style:family="text">
      <style:text-properties fo:font-size="12pt" officeooo:rsid="014ec1cc" style:font-size-asian="12pt" style:font-size-complex="12pt"/>
    </style:style>
    <style:style style:name="T12" style:family="text">
      <style:text-properties officeooo:rsid="017cd19f"/>
    </style:style>
    <style:style style:name="T13" style:family="text">
      <style:text-properties officeooo:rsid="017ee0dc"/>
    </style:style>
    <style:style style:name="T14" style:family="text">
      <style:text-properties officeooo:rsid="017feb2e"/>
    </style:style>
    <style:style style:name="T15" style:family="text">
      <style:text-properties officeooo:rsid="01816ad4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8">BoF-SvF</text:p>
      <text:p text:style-name="P8"/>
      <text:p text:style-name="P9">Runmode = '<text:span text:style-name="T13">P</text:span>&amp;<text:span text:style-name="T12">P</text:span>'</text:p>
      <text:p text:style-name="P12">CVNumOfIter <text:span text:style-name="T6">=</text:span> <text:span text:style-name="T15">0</text:span></text:p>
      <text:p text:style-name="P12">SchemeD1 <text:s text:c="3"/>= 'Backward' <text:s/>#'Forward' <text:s/># Central</text:p>
      <text:p text:style-name="P12">Data = Select x, t, Terr as T, ROWNUM as npp from ../Exp3.dat </text:p>
      <text:p text:style-name="P3"><text:span text:style-name="T9">SvF_MakeSets_byParam ( Data.npp, </text:span><text:span text:style-name="T10">8</text:span><text:span text:style-name="T9">, </text:span><text:span text:style-name="T10">0</text:span><text:span text:style-name="T9"> )</text:span> </text:p>
      <text:p text:style-name="P3"/>
      <text:p text:style-name="P3"><text:span text:style-name="T1">Set:</text:span><text:tab/><text:span text:style-name="T5">x</text:span> <text:s/>∈ [0, 2, -40]</text:p>
      <text:p text:style-name="P3"><text:tab/><text:span text:style-name="T5">t</text:span> <text:s/>∈ [0, 5, -40]</text:p>
      <text:p text:style-name="P3"><text:tab/><text:span text:style-name="T5">sT</text:span> ∈ [20, 100, 5]</text:p>
      <text:p text:style-name="P3"/>
      <text:p text:style-name="P3"><text:span text:style-name="T1">Var:</text:span><text:tab/><text:span text:style-name="T5">T(x,t)</text:span> &gt;=0</text:p>
      <text:p text:style-name="P3"><text:tab/><text:span text:style-name="T5">φ(x)</text:span> <text:s text:c="2"/>&gt;=0</text:p>
      <text:p text:style-name="P3"><text:tab/><text:span text:style-name="T5">l(t)</text:span> <text:s text:c="2"/>&gt;=0</text:p>
      <text:p text:style-name="P3"><text:tab/><text:span text:style-name="T5">r(t)</text:span> <text:s text:c="2"/>&gt;=0</text:p>
      <text:p text:style-name="P4"><text:tab/><text:span text:style-name="T5">K(sT)</text:span> <text:s/>&gt;=0; &lt;= 10; PolyPow = 7 <text:s text:c="2"/><text:bookmark text:name="__DdeLink__6026_2850012532"/></text:p>
      <text:p text:style-name="P2"/>
      <text:p text:style-name="P2">EQ: <text:s text:c="3"/><draw:frame text:anchor-type="as-char" svg:y="-0.2508in" draw:z-index="0" draw:name="Shape1" draw:style-name="gr1" draw:text-style-name="P14" svg:width="3.737in" svg:height="0.3657in"><draw:image xlink:href="Pictures/100000000000075B000000B8004DDB21AD996700.png" xlink:type="simple" xlink:show="embed" xlink:actuate="onLoad" draw:mime-type="image/png"><text:p/></draw:image><svg:title>TexMaths</svg:title><svg:desc>12§display§\frac{\partial}{\partial t}(T)= K(T)\cdot\frac{\partial ^2}{\partial x^2}(T) + \frac{\partial }{\partial T}(K(T)) \cdot( \frac{\partial }{\partial x}(T) ) ** 2§png§600§FALSE§</svg:desc></draw:frame><text:span text:style-name="T4"><text:tab/></text:span> <text:s/></text:p>
      <text:p text:style-name="P3"><text:tab/><text:span text:style-name="T5">T(0,t) = l(t) <text:s text:c="2"/></text:span></text:p>
      <text:p text:style-name="P6"><text:tab/>T(2,t) = r(t) <text:s text:c="2"/></text:p>
      <text:p text:style-name="P6"><text:tab/>T(x,0) = φ(x)</text:p>
      <text:p text:style-name="P5"><text:span text:style-name="T2">#</text:span><text:span text:style-name="T1">EQ:</text:span><text:tab/><text:span text:style-name="T7">d/dt(T(x,t)) = K(T)*d2/dx2(T(x,t)) + d/dT(K(T))*</text:span><text:span text:style-name="T8">(</text:span><text:span text:style-name="T7">d/dx(T(x,t))</text:span><text:span text:style-name="T8">)</text:span><text:span text:style-name="T7">**</text:span><text:span text:style-name="T8">2</text:span><text:span text:style-name="T5"> </text:span></text:p>
      <text:p text:style-name="P7"/>
      <text:p text:style-name="P3"><text:span text:style-name="T1">Obj:</text:span> <text:s/><text:span text:style-name="T5">T.ComplSig2( Penal[0],Penal[1] ) + T.MSD()</text:span></text:p>
      <text:p text:style-name="P3"/>
      <text:p text:style-name="P13">Draw</text:p>
      <text:p text:style-name="P10"><text:span text:style-name="T11">EOF </text:span><text:span text:style-name="T3"><text:s text:c="5"/>#-----------------------------------------------------</text:span></text:p>
      <text:p text:style-name="P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Voloshinov</meta:initial-creator>
    <meta:creation-date>2020-01-29T15:01:19.892994799</meta:creation-date>
    <dc:date>2022-05-02T19:46:39.752306385</dc:date>
    <meta:editing-duration>P1DT9H8M8S</meta:editing-duration>
    <meta:editing-cycles>325</meta:editing-cycles>
    <meta:generator>LibreOffice/7.3.2.2$Linux_X86_64 LibreOffice_project/30$Build-2</meta:generator>
    <dc:creator>Vladimir Voloshinov</dc:creator>
    <meta:document-statistic meta:table-count="0" meta:image-count="0" meta:object-count="0" meta:page-count="1" meta:paragraph-count="22" meta:word-count="89" meta:character-count="568" meta:non-whitespace-character-count="453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